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color="#000000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1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13" style:parent-style-name="Normal" style:family="paragraph">
      <style:paragraph-properties fo:text-align="center"/>
      <style:text-properties fo:font-size="28pt" style:font-size-asian="28pt" style:font-size-complex="28p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no-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b4c7e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3.0125in" svg:y="3.55in" svg:width="0.125in" svg:height="0.24583in" draw:z-index="251684864" draw:id="id0" draw:style-name="a0" draw:name="Arrow: Down 2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108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3.05417in" svg:y="5.25833in" svg:width="0.14167in" svg:height="0.28333in" draw:z-index="251686912" draw:id="id1" draw:style-name="a1" draw:name="Arrow: Down 2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2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z-index="251695104" draw:id="id2" draw:style-name="a2" draw:name="Text Box 28" text:anchor-type="paragraph" svg:x="4.68333in" svg:y="4.13333in" svg:width="1in" svg:height="0.54167in" style:rel-width="scale" style:rel-height="scale"><draw:text-box><text:p text:style-name="P2">yes</text:p></draw:text-box><svg:title/><svg:desc/></draw:frame><draw:frame draw:z-index="251693056" draw:id="id3" draw:style-name="a3" draw:name="Text Box 27" text:anchor-type="paragraph" svg:x="4.60833in" svg:y="2.40833in" svg:width="1in" svg:height="0.42431in" style:rel-width="scale" style:rel-height="scale"><draw:text-box><text:p text:style-name="P3">yes</text:p></draw:text-box><svg:title/><svg:desc/></draw:frame><draw:frame draw:z-index="251697152" draw:id="id4" draw:style-name="a4" draw:name="Text Box 29" text:anchor-type="paragraph" svg:x="2.55833in" svg:y="3.50833in" svg:width="1in" svg:height="0.38333in" style:rel-width="scale" style:rel-height="scale"><draw:text-box><text:p text:style-name="P4">No</text:p></draw:text-box><svg:title/><svg:desc/></draw:frame><draw:frame draw:z-index="251699200" draw:id="id5" draw:style-name="a5" draw:name="Text Box 30" text:anchor-type="paragraph" svg:x="2.625in" svg:y="5.16667in" svg:width="1in" svg:height="0.375in" style:rel-width="scale" style:rel-height="scale"><draw:text-box><text:p text:style-name="P5">No</text:p></draw:text-box><svg:title/><svg:desc/></draw:frame><draw:custom-shape svg:x="2.34167in" svg:y="6.49167in" svg:width="1.625in" svg:height="0.875in" draw:z-index="251674624" draw:id="id6" draw:style-name="a6" draw:name="Oval 14" text:anchor-type="paragraph"><svg:title/><svg:desc/><text:p text:style-name="P6">END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79744" draw:id="id7" draw:style-name="a7" draw:name="Text Box 19" text:anchor-type="paragraph" svg:x="5.35833in" svg:y="4.18333in" svg:width="1.43333in" svg:height="0.675in" style:rel-width="scale" style:rel-height="scale"><draw:text-box><text:p text:style-name="P7">Order drink</text:p></draw:text-box><svg:title/><svg:desc/></draw:frame><draw:custom-shape svg:width="3.00833in" svg:height="0.55417in" draw:z-index="251692032" draw:id="id8" draw:style-name="a8" draw:transform="translate(-1.50417in -0.27708in) rotate(-3.14159) translate(4.69583in 5.18125in)" draw:name="Arrow: Bent 26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3922 25000 25000 31985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width="3.00833in" svg:height="0.55417in" draw:z-index="251689984" draw:id="id9" draw:style-name="a9" draw:transform="translate(-1.50417in -0.27708in) rotate(-3.14159) translate(4.64583in 3.51875in)" draw:name="Arrow: Bent 25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3922 25000 25000 31985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custom-shape svg:x="3.08333in" svg:y="6.29167in" svg:width="0.10833in" svg:height="0.2in" draw:z-index="251688960" draw:id="id10" draw:style-name="a10" draw:name="Arrow: Down 24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75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3.00833in" svg:y="1.8125in" svg:width="0.10833in" svg:height="0.2in" draw:z-index="251682816" draw:id="id11" draw:style-name="a11" draw:name="Arrow: Down 2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75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svg:x="3.05833in" svg:y="1.025in" svg:width="0.10833in" svg:height="0.2in" draw:z-index="251680768" draw:id="id12" draw:style-name="a12" draw:name="Arrow: Down 2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75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z-index="251678720" draw:id="id13" draw:style-name="a13" draw:name="Text Box 18" text:anchor-type="paragraph" svg:x="5.3125in" svg:y="2.54167in" svg:width="1.40417in" svg:height="0.7in" style:rel-width="scale" style:rel-height="scale"><draw:text-box><text:p text:style-name="P8">Order extra toppings</text:p></draw:text-box><svg:title/><svg:desc/></draw:frame><draw:custom-shape svg:x="4.475in" svg:y="4.44931in" svg:width="0.8375in" svg:height="0.09514in" draw:z-index="251677696" draw:id="id14" draw:style-name="a14" draw:name="Arrow: Right 1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37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1.70417in" svg:y="3.79583in" svg:width="2.77083in" svg:height="1.4125in" draw:z-index="251663360" draw:id="id15" draw:style-name="a15" draw:name="Diamond 6" text:anchor-type="paragraph"><svg:title/><svg:desc/><text:p text:style-name="P9">Want to <text:s/>add<text:s/>Drink</text:p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custom-shape svg:x="4.40833in" svg:y="2.70833in" svg:width="0.90417in" svg:height="0.12014in" draw:z-index="251676672" draw:id="id16" draw:style-name="a16" draw:name="Arrow: Right 1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16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svg:x="1.75in" svg:y="2.0125in" svg:width="2.65in" svg:height="1.53333in" draw:z-index="251661312" draw:id="id17" draw:style-name="a17" draw:name="Diamond 5" text:anchor-type="paragraph"><svg:title/><svg:desc/><text:p text:style-name="P10">Want<text:s/>Extra Toppings</text:p><text:p text:style-name="Normal"/><draw:enhanced-geometry draw:path-stretchpoint-x="21600" draw:path-stretchpoint-y="21600" draw:type="non-primitive" svg:viewBox="0 0 21600 21600" draw:enhanced-path="M ?f0 ?f7 L ?f11 ?f2 ?f1 ?f7 ?f11 ?f3 Z N" draw:text-areas="?f10 ?f6 ?f12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2 + ?f5"/><draw:equation draw:name="f8" draw:formula="?f1 - ?f0"/><draw:equation draw:name="f9" draw:formula="?f8 / 2"/><draw:equation draw:name="f10" draw:formula="?f8 / 4"/><draw:equation draw:name="f11" draw:formula="?f0 + ?f9"/><draw:equation draw:name="f12" draw:formula="?f8 * 3 / 4"/><draw:equation draw:name="f13" draw:formula="?f4 * 3 / 4"/></draw:enhanced-geometry></draw:custom-shape><draw:frame draw:z-index="251675648" draw:id="id18" draw:style-name="a18" draw:name="Text Box 15" text:anchor-type="paragraph" svg:x="1.90833in" svg:y="5.54167in" svg:width="2.41667in" svg:height="0.67083in" style:rel-width="scale" style:rel-height="scale"><draw:text-box><text:p text:style-name="P11">Take payment<text:s/></text:p></draw:text-box><svg:title/><svg:desc/></draw:frame><draw:frame draw:z-index="251659264" draw:id="id19" draw:style-name="a19" draw:name="Text Box 3" text:anchor-type="paragraph" svg:x="2.11667in" svg:y="1.21667in" svg:width="1.93333in" svg:height="0.54167in" style:rel-width="scale" style:rel-height="scale"><draw:text-box><text:p text:style-name="P12">Order Pizza</text:p></draw:text-box><svg:title/><svg:desc/></draw:frame><draw:custom-shape svg:x="2.25in" svg:y="0.15in" svg:width="1.69167in" svg:height="0.825in" draw:z-index="251660288" draw:id="id20" draw:style-name="a20" draw:name="Oval 4" text:anchor-type="paragraph"><svg:title/><svg:desc/><text:p text:style-name="P13">Star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ffice</meta:initial-creator>
    <dc:creator>Office</dc:creator>
    <meta:creation-date>2022-02-02T22:57:00Z</meta:creation-date>
    <dc:date>2022-02-02T23:45:00Z</dc:date>
    <meta:template xlink:href="Normal" xlink:type="simple"/>
    <meta:editing-cycles>1</meta:editing-cycles>
    <meta:editing-duration>PT2880S</meta:editing-duration>
    <meta:document-statistic meta:page-count="1" meta:paragraph-count="1" meta:word-count="3" meta:character-count="21" meta:row-count="1" meta:non-whitespace-character-count="19"/>
  </office:meta>
</office:document-meta>
</file>